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8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pos;m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ot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another</text:p>
          </table:table-cell>
          <table:table-cell table:style-name="ce1" office:value-type="string" calcext:value-type="string">
            <text:p>magazin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&amp;apos;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981" calcext:value-type="float">
            <text:p>0.798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464" calcext:value-type="float">
            <text:p>0.946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538" calcext:value-type="float">
            <text:p>0.8538</text:p>
          </table:table-cell>
          <table:table-cell office:value-type="float" office:value="1" calcext:value-type="float">
            <text:p>1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 table:style-name="ce1" office:value-type="string" calcext:value-type="string">
            <text:p>This</text:p>
          </table:table-cell>
          <table:table-cell table:number-columns-repeated="5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7018" calcext:value-type="float">
            <text:p>0.70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251" calcext:value-type="float">
            <text:p>0.7251</text:p>
          </table:table-cell>
          <table:table-cell office:value-type="string" calcext:value-type="string">
            <text:p>.</text:p>
          </table:table-cell>
          <table:table-cell office:value-type="float" office:value="0.7754" calcext:value-type="float">
            <text:p>0.7754</text:p>
          </table:table-cell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416" calcext:value-type="float">
            <text:p>0.5416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5462" calcext:value-type="float">
            <text:p>0.54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974" calcext:value-type="float">
            <text:p>0.497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92" calcext:value-type="float">
            <text:p>0.919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877" calcext:value-type="float">
            <text:p>0.987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641" calcext:value-type="float">
            <text:p>0.9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.</text:p>
          </table:table-cell>
          <table:table-cell office:value-type="float" office:value="0.9673" calcext:value-type="float">
            <text:p>0.967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103" calcext:value-type="float">
            <text:p>0.910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822" calcext:value-type="float">
            <text:p>0.7822</text:p>
          </table:table-cell>
          <table:table-cell office:value-type="string" calcext:value-type="string">
            <text:p>.</text:p>
          </table:table-cell>
          <table:table-cell office:value-type="float" office:value="0.751" calcext:value-type="float">
            <text:p>0.751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8278" calcext:value-type="float">
            <text:p>0.8278</text:p>
          </table:table-cell>
          <table:table-cell office:value-type="float" office:value="1" calcext:value-type="float">
            <text:p>1</text:p>
          </table:table-cell>
          <table:table-cell office:value-type="float" office:value="0.8641" calcext:value-type="float">
            <text:p>0.864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7651" calcext:value-type="float">
            <text:p>0.7651</text:p>
          </table:table-cell>
          <table:table-cell office:value-type="string" calcext:value-type="string">
            <text:p>.</text:p>
          </table:table-cell>
          <table:table-cell office:value-type="float" office:value="0.8184" calcext:value-type="float">
            <text:p>0.818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132" calcext:value-type="float">
            <text:p>0.8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434" calcext:value-type="float">
            <text:p>0.9434</text:p>
          </table:table-cell>
          <table:table-cell office:value-type="string" calcext:value-type="string">
            <text:p>.</text:p>
          </table:table-cell>
          <table:table-cell office:value-type="float" office:value="0.9908" calcext:value-type="float">
            <text:p>0.990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434" calcext:value-type="float">
            <text:p>0.943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671" calcext:value-type="float">
            <text:p>0.9671</text:p>
          </table:table-cell>
        </table:table-row>
        <table:table-row table:style-name="ro1">
          <table:table-cell office:value-type="string" calcext:value-type="string">
            <text:p>Atlantic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7161" calcext:value-type="float">
            <text:p>0.716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05" calcext:value-type="float">
            <text:p>0.9705</text:p>
          </table:table-cell>
        </table:table-row>
        <table:table-row table:style-name="ro1">
          <table:table-cell office:value-type="string" calcext:value-type="string">
            <text:p>Monthly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755" calcext:value-type="float">
            <text:p>0.675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7858" calcext:value-type="float">
            <text:p>0.785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868" calcext:value-type="float">
            <text:p>0.86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18" calcext:value-type="float">
            <text:p>0.9218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039" calcext:value-type="float">
            <text:p>0.803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426" calcext:value-type="float">
            <text:p>0.9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a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7" calcext:value-type="float">
            <text:p>0.68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447" calcext:value-type="float">
            <text:p>0.9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891" calcext:value-type="float">
            <text:p>0.689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92" calcext:value-type="float">
            <text:p>0.9592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string" calcext:value-type="string">
            <text:p>writte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7935" calcext:value-type="float">
            <text:p>0.793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6" calcext:value-type="float">
            <text:p>0.96</text:p>
          </table:table-cell>
          <table:table-cell office:value-type="float" office:value="0.8195" calcext:value-type="float">
            <text:p>0.8195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.</text:p>
          </table:table-cell>
          <table:table-cell office:value-type="float" office:value="0.7733" calcext:value-type="float">
            <text:p>0.773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711" calcext:value-type="float">
            <text:p>0.9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718" calcext:value-type="float">
            <text:p>0.771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537" calcext:value-type="float">
            <text:p>0.8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728" calcext:value-type="float">
            <text:p>0.772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08" calcext:value-type="float">
            <text:p>0.9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ethicist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059" calcext:value-type="float">
            <text:p>0.605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08" calcext:value-type="float">
            <text:p>0.700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212" calcext:value-type="float">
            <text:p>0.6212</text:p>
          </table:table-cell>
          <table:table-cell office:value-type="float" office:value="1" calcext:value-type="float">
            <text:p>1</text:p>
          </table:table-cell>
          <table:table-cell office:value-type="float" office:value="0.8644" calcext:value-type="float">
            <text:p>0.8644</text:p>
          </table:table-cell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float" office:value="0.8301" calcext:value-type="float">
            <text:p>0.830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05" calcext:value-type="float">
            <text:p>0.9805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948" calcext:value-type="float">
            <text:p>0.894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942" calcext:value-type="float">
            <text:p>0.994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8:05.321857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11:28.526241589</dc:date>
    <meta:editing-duration>PT4M3S</meta:editing-duration>
    <meta:editing-cycles>2</meta:editing-cycles>
    <meta:generator>LibreOffice/6.4.7.2$Linux_X86_64 LibreOffice_project/40$Build-2</meta:generator>
    <meta:document-statistic meta:table-count="1" meta:cell-count="360" meta:object-count="0"/>
  </office:meta>
</office:document-meta>
</file>